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d04c" officeooo:paragraph-rsid="0013d04c"/>
    </style:style>
    <style:style style:name="P2" style:family="paragraph" style:parent-style-name="Standard">
      <style:text-properties officeooo:rsid="0014b21f" officeooo:paragraph-rsid="0014b21f"/>
    </style:style>
    <style:style style:name="P3" style:family="paragraph" style:parent-style-name="Standard">
      <style:text-properties officeooo:rsid="00174b71" officeooo:paragraph-rsid="00174b71"/>
    </style:style>
    <style:style style:name="P4" style:family="paragraph" style:parent-style-name="Standard">
      <style:text-properties officeooo:rsid="00194a01" officeooo:paragraph-rsid="00194a01"/>
    </style:style>
    <style:style style:name="T1" style:family="text">
      <style:text-properties officeooo:rsid="0014b21f"/>
    </style:style>
    <style:style style:name="T2" style:family="text">
      <style:text-properties officeooo:rsid="00174b71"/>
    </style:style>
    <style:style style:name="T3" style:family="text">
      <style:text-properties officeooo:rsid="00194a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Node Ros Supervizer</text:p>
      <text:p text:style-name="P1"/>
      <text:p text:style-name="P1"/>
      <text:p text:style-name="P1">Concept :</text:p>
      <text:p text:style-name="P1"/>
      <text:p text:style-name="P1">Le but de ce nœud est de surveiller l'état des différentes nodes qui communiquent avec lui tout en mémorisant différentes données a leur sujet. Originellement on <text:span text:style-name="T1">stocke dans une classe CStockage les informations sur la node, dans un second temps on ouvre une communication à double sens (on se sert de deux topics) avec la node pour sauvegarder des données importantes des nodes surveillées.</text:span></text:p>
      <text:p text:style-name="P1"/>
      <text:p text:style-name="P2">On a donc :</text:p>
      <text:p text:style-name="P1">– <text:span text:style-name="T1">Le nom de la node</text:span></text:p>
      <text:p text:style-name="P1">– <text:span text:style-name="T1">les noms des topics de communications de données (entrée et sortie) entre le stockage et la node</text:span></text:p>
      <text:p text:style-name="P1">– <text:span text:style-name="T1">le temps (type ros::Time) de réception de la communication de la node supervisée</text:span></text:p>
      <text:p text:style-name="P1">– <text:span text:style-name="T2">le temps de latence acceptée entre deux récéption venant de la node supervisée (type ros::Duration)</text:span></text:p>
      <text:p text:style-name="P1">– <text:span text:style-name="T2">un booléen donnant l'état d'activité de la node surveillées</text:span></text:p>
      <text:p text:style-name="P1"/>
      <text:p text:style-name="P3">Fonctionnement :</text:p>
      <text:p text:style-name="P3">On crée un vecteur de <text:span text:style-name="T3">pointeur sur des objets de </text:span>classe CStockage <text:span text:style-name="T3">qui vont donc garder en mémoire <text:s/>les informations des différentes nodes qui vont se mettre en contact avec le superviseur via le topic « beacon ». </text:span></text:p>
      <text:p text:style-name="P4">La node surveillée devra elle même communiquer les topics sur lesquelles sont envoyées et reçues les données a enregistrer en vu d'un futur redémarrage. Le superviseur différencie les nodes supervisées via leur nom qui est communiqué dans le beacon.</text:p>
      <text:p text:style-name="P4"/>
      <text:p text:style-name="P4">Le superviseur parcours ainsi le vecteur lors des réceptions pour savoir si il faut mettre à jour ou ajouter une node et il parcourt constamment la liste afin de republier les données sauvegardées sur les topics correspondants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1:08:39.444900779</meta:creation-date>
    <dc:date>2016-08-08T12:37:44.273367340</dc:date>
    <meta:editing-duration>PT13M24S</meta:editing-duration>
    <meta:editing-cycles>1</meta:editing-cycles>
    <meta:document-statistic meta:table-count="0" meta:image-count="0" meta:object-count="0" meta:page-count="1" meta:paragraph-count="13" meta:word-count="248" meta:character-count="1497" meta:non-whitespace-character-count="1254"/>
    <meta:generator>LibreOffice/4.4.6.3$Linux_X86_64 LibreOffice_project/40m0$Build-3</meta:generator>
  </office:meta>
</office:document-meta>
</file>